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PathVariableException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PathVariable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PathVariabl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PathVariableException.MissingPathVariableException( String variableName , MethodParameter parameter , boolean missingAfterC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PathVariableException.get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PathVariableException.MissingPathVariableException( String variable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